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line-height="200%" fo:text-align="center" style:justify-single-word="false"/>
      <style:text-properties officeooo:paragraph-rsid="00138d79"/>
    </style:style>
    <style:style style:name="P2" style:family="paragraph" style:parent-style-name="Standard">
      <style:paragraph-properties fo:line-height="100%"/>
      <style:text-properties style:font-name="Times New Roman" fo:font-size="12pt" officeooo:paragraph-rsid="00138d79" style:font-name-asian="Times New Roman1" style:font-size-asian="12pt" style:font-name-complex="Times New Roman1" style:font-size-complex="12pt"/>
    </style:style>
    <style:style style:name="P3" style:family="paragraph" style:parent-style-name="Standard">
      <style:text-properties officeooo:paragraph-rsid="00138d79"/>
    </style:style>
    <style:style style:name="P4" style:family="paragraph" style:parent-style-name="Standard">
      <style:paragraph-properties fo:margin-left="0in" fo:margin-right="0in" fo:line-height="200%" fo:text-indent="0.5in" style:auto-text-indent="false"/>
      <style:text-properties officeooo:paragraph-rsid="00138d79"/>
    </style:style>
    <style:style style:name="P5" style:family="paragraph" style:parent-style-name="Standard">
      <style:paragraph-properties fo:margin-left="0in" fo:margin-right="0in" fo:line-height="200%" fo:text-indent="0.5in" style:auto-text-indent="false"/>
      <style:text-properties officeooo:paragraph-rsid="0014b95e"/>
    </style:style>
    <style:style style:name="P6" style:family="paragraph" style:parent-style-name="Standard">
      <style:paragraph-properties fo:margin-left="0in" fo:margin-right="0in" fo:line-height="200%" fo:text-indent="0.5in" style:auto-text-indent="false"/>
      <style:text-properties officeooo:paragraph-rsid="00226996"/>
    </style:style>
    <style:style style:name="P7" style:family="paragraph" style:parent-style-name="Standard">
      <style:paragraph-properties fo:margin-left="0in" fo:margin-right="0in" fo:line-height="200%" fo:text-indent="0.5in" style:auto-text-indent="false"/>
      <style:text-properties style:font-name="Times New Roman" fo:font-size="12pt" officeooo:paragraph-rsid="00226996" style:font-size-asian="12pt" style:font-size-complex="12pt"/>
    </style:style>
    <style:style style:name="P8" style:family="paragraph" style:parent-style-name="Standard">
      <style:paragraph-properties fo:margin-left="0.25in" fo:margin-right="0in" fo:line-height="100%" fo:text-indent="-0.25in" style:auto-text-indent="false"/>
      <style:text-properties style:font-name="Times New Roman" fo:font-size="12pt" officeooo:paragraph-rsid="00138d79" style:font-size-asian="12pt" style:font-size-complex="12pt"/>
    </style:style>
    <style:style style:name="P9" style:family="paragraph" style:parent-style-name="Standard">
      <style:paragraph-properties fo:margin-left="0.25in" fo:margin-right="0in" fo:line-height="100%" fo:text-indent="-0.25in" style:auto-text-indent="false"/>
      <style:text-properties style:font-name="Times New Roman" fo:font-size="12pt" officeooo:paragraph-rsid="00138d79" style:font-size-asian="12pt" style:font-name-complex="Times New Roman1" style:font-size-complex="12pt"/>
    </style:style>
    <style:style style:name="P10" style:family="paragraph" style:parent-style-name="Standard">
      <style:paragraph-properties fo:margin-left="0.25in" fo:margin-right="0in" fo:line-height="100%" fo:text-indent="-0.25in" style:auto-text-indent="false"/>
      <style:text-properties style:font-name="Times New Roman" fo:font-size="12pt" officeooo:paragraph-rsid="00138d79" style:font-name-asian="Times New Roman1" style:font-size-asian="12pt" style:font-name-complex="Times New Roman1" style:font-size-complex="12pt"/>
    </style:style>
    <style:style style:name="P11" style:family="paragraph" style:parent-style-name="Standard">
      <style:paragraph-properties fo:margin-left="0.25in" fo:margin-right="0in" fo:line-height="100%" fo:text-indent="-0.25in" style:auto-text-indent="false"/>
      <style:text-properties officeooo:paragraph-rsid="00138d79"/>
    </style:style>
    <style:style style:name="P12" style:family="paragraph" style:parent-style-name="Standard">
      <style:paragraph-properties fo:margin-left="0.25in" fo:margin-right="0in" fo:line-height="100%" fo:text-indent="-0.25in" style:auto-text-indent="false"/>
      <style:text-properties fo:color="#333333" style:font-name="Times New Roman" fo:font-size="12pt" officeooo:paragraph-rsid="00138d79" style:font-name-asian="Times New Roman1" style:font-size-asian="12pt" style:font-name-complex="Times New Roman1" style:font-size-complex="12pt"/>
    </style:style>
    <style:style style:name="P13" style:family="paragraph" style:parent-style-name="Standard">
      <style:paragraph-properties fo:margin-left="0.25in" fo:margin-right="0in" fo:line-height="100%" fo:text-indent="-0.25in" style:auto-text-indent="false"/>
      <style:text-properties fo:color="#222222" style:font-name="Times New Roman" fo:font-size="12pt" officeooo:paragraph-rsid="00138d79" fo:background-color="#ffffff" style:font-size-asian="12pt" style:font-name-complex="Times New Roman1" style:font-size-complex="12pt"/>
    </style:style>
    <style:style style:name="P14" style:family="paragraph" style:parent-style-name="Standard">
      <style:paragraph-properties fo:margin-left="0.5in" fo:margin-right="0in" fo:line-height="100%" fo:text-indent="-0.25in" style:auto-text-indent="false"/>
      <style:text-properties style:font-name="Times New Roman" fo:font-size="12pt" officeooo:paragraph-rsid="00138d79" style:font-size-asian="12pt" style:font-name-complex="Times New Roman1" style:font-size-complex="12pt"/>
    </style:style>
    <style:style style:name="P15" style:family="paragraph" style:parent-style-name="Text_20_body" style:list-style-name="L1"/>
    <style:style style:name="P16" style:family="paragraph" style:parent-style-name="Text_20_body" style:list-style-name="L1">
      <style:text-properties officeooo:paragraph-rsid="0012bb52"/>
    </style:style>
    <style:style style:name="P17" style:family="paragraph" style:parent-style-name="Text_20_body" style:list-style-name="L1">
      <style:text-properties officeooo:paragraph-rsid="0014b95e"/>
    </style:style>
    <style:style style:name="P18" style:family="paragraph" style:parent-style-name="Text_20_body" style:list-style-name="L1">
      <style:text-properties officeooo:paragraph-rsid="0015fe6a"/>
    </style:style>
    <style:style style:name="P19" style:family="paragraph" style:parent-style-name="Text_20_body" style:list-style-name="L1">
      <style:text-properties officeooo:paragraph-rsid="00261141"/>
    </style:style>
    <style:style style:name="P20" style:family="paragraph" style:parent-style-name="Text_20_body">
      <style:text-properties officeooo:paragraph-rsid="00126bb0"/>
    </style:style>
    <style:style style:name="P21" style:family="paragraph" style:parent-style-name="Text_20_body" style:list-style-name="L1">
      <style:text-properties officeooo:rsid="0015fe6a" officeooo:paragraph-rsid="0015fe6a"/>
    </style:style>
    <style:style style:name="P22" style:family="paragraph" style:parent-style-name="Text_20_body">
      <style:text-properties officeooo:rsid="0015fe6a" officeooo:paragraph-rsid="0015fe6a"/>
    </style:style>
    <style:style style:name="P23" style:family="paragraph" style:parent-style-name="Text_20_body" style:list-style-name="L2"/>
    <style:style style:name="P24" style:family="paragraph" style:parent-style-name="Text_20_body">
      <style:text-properties fo:color="#666666"/>
    </style:style>
    <style:style style:name="P25" style:family="paragraph" style:parent-style-name="Text_20_body">
      <style:text-properties fo:color="#666666" officeooo:rsid="0015fe6a" officeooo:paragraph-rsid="0015fe6a"/>
    </style:style>
    <style:style style:name="P26" style:family="paragraph" style:parent-style-name="Text_20_body" style:list-style-name="L1">
      <style:text-properties fo:color="#666666" officeooo:rsid="0015fe6a" officeooo:paragraph-rsid="0015fe6a"/>
    </style:style>
    <style:style style:name="P27" style:family="paragraph" style:parent-style-name="Text_20_body">
      <style:text-properties fo:color="#666666" officeooo:paragraph-rsid="0015fe6a"/>
    </style:style>
    <style:style style:name="P28" style:family="paragraph" style:parent-style-name="Text_20_body">
      <style:text-properties officeooo:paragraph-rsid="0015fe6a"/>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T1" style:family="text">
      <style:text-properties officeooo:rsid="00126bb0"/>
    </style:style>
    <style:style style:name="T2" style:family="text">
      <style:text-properties officeooo:rsid="0012bb52"/>
    </style:style>
    <style:style style:name="T3" style:family="text">
      <style:text-properties fo:color="#000000" style:font-name="Times New Roman" fo:font-size="12pt" style:font-size-asian="12pt" style:font-size-complex="12pt" fo:background-color="#ffffff"/>
    </style:style>
    <style:style style:name="T4" style:family="text">
      <style:text-properties fo:color="#000000" style:font-name="Times New Roman" fo:font-size="12pt" officeooo:rsid="0012bb52" style:font-size-asian="12pt" style:font-size-complex="12pt" fo:background-color="#ffffff"/>
    </style:style>
    <style:style style:name="T5" style:family="text">
      <style:text-properties fo:color="#000000" style:font-name="Times New Roman" fo:font-size="12pt" style:font-name-asian="Times New Roman1" style:font-size-asian="12pt" style:font-name-complex="Times New Roman1" style:font-size-complex="12pt" fo:background-color="#ffffff"/>
    </style:style>
    <style:style style:name="T6" style:family="text">
      <style:text-properties fo:color="#000000" style:font-name="Times New Roman" fo:font-size="12pt" fo:font-weight="bold" style:font-size-asian="12pt" style:font-weight-asian="bold" style:font-size-complex="12pt" style:font-weight-complex="bold" fo:background-color="#ffffff"/>
    </style:style>
    <style:style style:name="T7" style:family="text">
      <style:text-properties fo:color="#000000" style:font-name="Times New Roman" fo:font-size="12pt" fo:font-weight="bold" officeooo:rsid="0014b95e" style:font-size-asian="12pt" style:font-weight-asian="bold" style:font-size-complex="12pt" style:font-weight-complex="bold" fo:background-color="#ffffff"/>
    </style:style>
    <style:style style:name="T8"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fo:background-color="#ffffff"/>
    </style:style>
    <style:style style:name="T9" style:family="text">
      <style:text-properties fo:color="#000000" style:font-name="Times New Roman" fo:font-size="12pt" fo:font-weight="normal" officeooo:rsid="0014b95e" style:font-size-asian="12pt" style:font-weight-asian="normal" style:font-size-complex="12pt" style:font-weight-complex="normal" fo:background-color="#ffffff"/>
    </style:style>
    <style:style style:name="T10" style:family="text">
      <style:text-properties fo:color="#000000" style:font-name="Times New Roman" fo:font-size="12pt" fo:font-weight="normal" style:font-size-asian="12pt" style:font-weight-asian="normal" style:font-size-complex="12pt" style:font-weight-complex="normal" fo:background-color="#ffffff"/>
    </style:style>
    <style:style style:name="T11" style:family="text">
      <style:text-properties fo:color="#000000" style:font-name="Times New Roman" fo:font-size="12pt" fo:font-weight="normal" officeooo:rsid="0012bb52" style:font-size-asian="12pt" style:font-weight-asian="normal" style:font-size-complex="12pt" style:font-weight-complex="normal" fo:background-color="#ffffff"/>
    </style:style>
    <style:style style:name="T12" style:family="text">
      <style:text-properties fo:color="#000000" style:font-name="Times New Roman" fo:font-size="12pt" fo:font-weight="normal" officeooo:rsid="0012bb52" style:font-name-asian="Times New Roman1" style:font-size-asian="12pt" style:font-weight-asian="normal" style:font-name-complex="Times New Roman1" style:font-size-complex="12pt" style:font-weight-complex="normal" fo:background-color="#ffffff"/>
    </style:style>
    <style:style style:name="T13" style:family="text">
      <style:text-properties fo:color="#000000" style:font-name="Times New Roman" fo:font-size="12pt" fo:font-weight="normal" style:font-name-asian="Times New Roman1" style:font-size-asian="12pt" style:font-weight-asian="normal" style:font-name-complex="Times New Roman1" style:font-size-complex="12pt" style:font-weight-complex="normal" fo:background-color="#ffffff"/>
    </style:style>
    <style:style style:name="T14"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style:font-name="Times New Roman" fo:font-size="12pt" style:font-size-asian="12pt" style:font-name-complex="Times New Roman1" style:font-size-complex="12pt"/>
    </style:style>
    <style:style style:name="T17" style:family="text">
      <style:text-properties style:font-name="Times New Roman" fo:font-size="12pt" fo:font-style="italic" style:font-size-asian="12pt" style:font-style-asian="italic" style:font-name-complex="Times New Roman1" style:font-size-complex="12pt" style:font-style-complex="italic"/>
    </style:style>
    <style:style style:name="T1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19" style:family="text">
      <style:text-properties fo:color="#333333" style:font-name="Times New Roman" fo:font-size="12pt" style:font-name-asian="Times New Roman1" style:font-size-asian="12pt" style:font-name-complex="Times New Roman1" style:font-size-complex="12pt"/>
    </style:style>
    <style:style style:name="T20" style:family="text">
      <style:text-properties fo:color="#333333" style:font-name="Times New Roman" fo:font-size="12pt" fo:font-style="italic" style:font-name-asian="Times New Roman1" style:font-size-asian="12pt" style:font-style-asian="italic" style:font-name-complex="Times New Roman1" style:font-size-complex="12pt" style:font-style-complex="italic"/>
    </style:style>
    <style:style style:name="T21" style:family="text">
      <style:text-properties fo:color="#222222" style:font-name="Times New Roman" fo:font-size="12pt" fo:background-color="#ffffff" loext:char-shading-value="0" style:font-size-asian="12pt" style:font-name-complex="Times New Roman1" style:font-size-complex="12pt"/>
    </style:style>
    <style:style style:name="T22" style:family="text">
      <style:text-properties fo:color="#222222" style:font-name="Times New Roman" fo:font-size="12pt" fo:font-style="italic" fo:background-color="#ffffff" loext:char-shading-value="0" style:font-size-asian="12pt" style:font-style-asian="italic" style:font-name-complex="Times New Roman1" style:font-size-complex="12pt" style:font-style-complex="italic"/>
    </style:style>
    <style:style style:name="T23" style:family="text">
      <style:text-properties officeooo:rsid="0014b95e"/>
    </style:style>
    <style:style style:name="T24" style:family="text">
      <style:text-properties fo:font-weight="normal" officeooo:rsid="0014b95e" style:font-weight-asian="normal" style:font-weight-complex="normal"/>
    </style:style>
    <style:style style:name="T25" style:family="text">
      <style:text-properties officeooo:rsid="0015fe6a"/>
    </style:style>
    <style:style style:name="T26" style:family="text">
      <style:text-properties officeooo:rsid="0018c69d"/>
    </style:style>
    <style:style style:name="T27" style:family="text">
      <style:text-properties fo:font-size="10pt" style:font-size-asian="10pt" style:font-size-complex="10pt"/>
    </style:style>
    <style:style style:name="T28" style:family="text">
      <style:text-properties fo:color="#666666"/>
    </style:style>
    <style:style style:name="T29" style:family="text">
      <style:text-properties fo:color="#666666" fo:font-size="10pt" style:font-size-asian="10pt" style:font-size-complex="10pt"/>
    </style:style>
    <style:style style:name="T30" style:family="text">
      <style:text-properties officeooo:rsid="001aa0d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pic Proposal: Research on HoneyBadgerBFT Consensus Protocol.</text:p>
      <text:list xml:id="list2102027245" text:style-name="L1">
        <text:list-item>
          <text:p text:style-name="P16">Problem Addressed: </text:p>
          <text:list>
            <text:list-header>
              <text:p text:style-name="P17"><text:span text:style-name="T1">The research proposed will aim to address specific challenges in enhancing scalability of the HoneyBadgerBFT protocol </text:span><text:span text:style-name="T2">(HBBFT)</text:span><text:span text:style-name="T1">, while maintaining its Byzantine Fault Tolerant </text:span><text:span text:style-name="T2">(BFT)</text:span><text:span text:style-name="T1"> properties and decentralization. </text:span><text:span text:style-name="T2">Despite tout</text:span><text:span text:style-name="T23">ing itself as </text:span><text:span text:style-name="T24">“</text:span><text:span text:style-name="T9">the first practical </text:span><text:span text:style-name="T10">asynchronous BFT protocol, which guarantees liveness without mak</text:span><text:span text:style-name="T11">ing any timing assumptions” (</text:span><text:span text:style-name="T12">Miller et al., 2016</text:span><text:span text:style-name="T11">)</text:span><text:span text:style-name="T2">, </text:span><text:span text:style-name="T23">other researchers like</text:span><text:span text:style-name="T2"> </text:span><text:span text:style-name="T11">(</text:span><text:span text:style-name="T12">Duan et al., 2018</text:span><text:span text:style-name="T11">) </text:span><text:span text:style-name="T9">have argued</text:span><text:span text:style-name="T7"> </text:span><text:span text:style-name="T23">“there are still significant pain </text:span><text:span text:style-name="T2">points and challenges that prevent it from being used in practice.” The challenge is to explore strategies for improving performance </text:span><text:span text:style-name="T23">and scalability</text:span><text:span text:style-name="T2"> with out sacrific</text:span><text:span text:style-name="T23">ing</text:span><text:span text:style-name="T2"> resiliency </text:span><text:span text:style-name="T23">or</text:span><text:span text:style-name="T2"> decentralization.</text:span></text:p>
            </text:list-header>
          </text:list>
        </text:list-item>
      </text:list>
      <text:p text:style-name="P20"/>
      <text:list xml:id="list917563605987" text:continue-numbering="true" text:style-name="L1">
        <text:list-item>
          <text:p text:style-name="P17">Prior Research: </text:p>
          <text:p text:style-name="P21">The Honey Badger BFT:</text:p>
        </text:list-item>
      </text:list>
      <text:p text:style-name="P25">The HoneyBadgerBFT consensus protocol is a Byzantine fault-tolerant algorithm designed to ensure secure and decentralized agreement in distributed systems. It employs a unique combination of threshold cryptography and cryptographic techniques to enable consensus even in the presence of malicious nodes. HoneyBadgerBFT stands out for its privacy-focused design and robustness against adversarial attacks. However, its shortcomings become apparent in scenarios with a small number of faulty nodes, where added overhead from underlying consensus protocols and threshold cryptography can impact performance. Additionally, the protocol's scalability may face challenges when dealing with larger batch sizes of transactions, potentially affecting throughput. These limitations underscore the need to optimize HoneyBadgerBFT for better performance and scalability in varying network conditions and operational scenarios.</text:p>
      <text:list xml:id="list917411049710" text:continue-numbering="true" text:style-name="L1">
        <text:list-header>
          <text:p text:style-name="P21"/>
        </text:list-header>
      </text:list>
      <text:p text:style-name="P22"><text:tab/><text:span text:style-name="T3">(</text:span><text:span text:style-name="T5">Miller et al., 2016</text:span><text:span text:style-name="T3">)</text:span></text:p>
      <text:p text:style-name="P22"/>
      <text:list xml:id="list917450378426" text:continue-numbering="true" text:style-name="L1">
        <text:list-header>
          <text:p text:style-name="P18"><text:span text:style-name="T25">The BEAT Protocol: </text:span><text:span text:style-name="T30">modularizes</text:span><text:span text:style-name="T26"> protocol with a suite of options.</text:span></text:p>
        </text:list-header>
      </text:list>
      <text:p text:style-name="P28"/>
      <text:p text:style-name="P27">BEAT is a collection of practical Byzantine fault-tolerant (BFT) protocols designed for completely asynchronous environments. These protocols are flexible, versatile, and extensible, offering different performance metrics and catering to various application scenarios. BEAT comprises five asynchronous BFT protocols that can be combined to achieve meaningful trade-offs between functionality and performance for different applications. In a deployment on Amazon EC2 across multiple continents, BEAT instances demonstrate superior efficiency in terms of latency and throughput compared to HoneyBadgerBFT, a well-known efficient asynchronous BFT protocol. The focus of BEAT is on enabling reliable and robust distributed systems, particularly in the context of permissioned blockchains and other applications requiring Byzantine fault tolerance.</text:p>
      <text:p text:style-name="P22"><text:soft-page-break/><text:span text:style-name="Strong_20_Emphasis"><text:span text:style-name="T29">Overhead for Small f Values</text:span></text:span><text:span text:style-name="T29">: The BEAT protocol, particularly BEAT4, experiences added overhead when the number of faulty nodes (f) is small. The additional overhead is attributed to the underlying consensus protocols and threshold cryptography. This suggests that BEAT may exhibit performance inefficiencies in scenarios with a low number of faulty nodes.</text:span></text:p>
      <text:list xml:id="list2965574153" text:style-name="L2">
        <text:list-item>
          <text:p text:style-name="P23"><text:span text:style-name="Strong_20_Emphasis"><text:span text:style-name="T29">Scalability Bottlenecks for Larger Batch Sizes</text:span></text:span><text:span text:style-name="T29">: The performance differences among various versions of BEAT (e.g., BEAT0, BEAT1, BEAT2) become more visible as the batch size increases. This implies that BEAT might face scalability limitations when processing larger batch sizes of transactions.</text:span></text:p>
        </text:list-item>
        <text:list-item>
          <text:p text:style-name="P23"><text:span text:style-name="Strong_20_Emphasis"><text:span text:style-name="T29">Network Bandwidth Consumption</text:span></text:span><text:span text:style-name="T29">: While BEAT1, BEAT2, and HB-Bracha achieve higher throughput than HoneyBadgerBFT when the batch size is small, they experience a decrease in throughput when the batch size exceeds 5000. This reduction is attributed to higher network bandwidth consumption by HB-Bracha, leading to performance degradation. This suggests that BEAT, particularly certain variants, might struggle to maintain high throughput in scenarios with larger batch sizes.</text:span></text:p>
        </text:list-item>
        <text:list-item>
          <text:p text:style-name="P23"><text:span text:style-name="Strong_20_Emphasis"><text:span text:style-name="T29">Scalability Impact</text:span></text:span><text:span text:style-name="T29">: While BEAT3 and BEAT4 consistently outperform HoneyBadgerBFT, the performance difference between BEAT3 and HoneyBadgerBFT decreases as the number of replicas grows. This is explained by the fact that in large-scale networks, network latency can dominate the protocol's overhead. This indicates that while BEAT may excel in certain scenarios, its advantage could diminish in large-scale networks due to network-related factors.</text:span></text:p>
        </text:list-item>
      </text:list>
      <text:p text:style-name="Text_20_body"><text:span text:style-name="T29">It's important to note that the information provided is based on the given text and may not cover all the potential shortcomings or nuances of the BEAT protocol. To get a comprehensive understanding of the protocol's limitations, it's recommended to refer to the original research paper authored by Duan et al. (2018).</text:span></text:p>
      <text:list xml:id="list917086487141" text:continue-list="list917450378426" text:style-name="L1">
        <text:list-header>
          <text:p text:style-name="P21"><text:span text:style-name="T11">(</text:span><text:span text:style-name="T12">Duan et al., 2018</text:span><text:span text:style-name="T11">)</text:span></text:p>
          <text:p text:style-name="P21"><text:span text:style-name="T3"/></text:p>
        </text:list-header>
      </text:list>
      <text:p text:style-name="P22"><text:tab/>Asynchronous Byzantine Fault Tolerant Protocol :</text:p>
      <text:list xml:id="list918866770511" text:continue-numbering="true" text:style-name="L1">
        <text:list-header>
          <text:p text:style-name="P26">The paper introduces an Asynchronous Byzantine Fault Tolerance (ABFT) consensus protocol designed to address the challenges posed by blockchain-based systems in conjunction with the Internet of Things (IoT). Traditional consensus protocols like PBFT and Raft assume a fast and stable network, but in real-world scenarios such as supply chain management (SCM) systems, low-quality and asynchronous networks can hinder consensus. ABFT aims to provide robustness against such challenges.</text:p>
        </text:list-header>
      </text:list>
      <text:p text:style-name="P24">The authors build on the concept of Asynchronous Common Subset (ACS) and leverage the insights from the Honeybadger BFT protocol. The original Honeybadger BFT protocol achieved high scalability and robustness but suffered from high runtime complexity. The authors propose optimizations, including the integration of threshold Elliptic Curve Digital Signature Algorithm (ECDSA) signatures, adjustment of erasure coding parameters, and implementation-level enhancements.</text:p>
      <text:p text:style-name="P24">The result is the ABFT protocol, which exhibits significantly lower computational overhead, higher performance, and greater scalability compared to previous asynchronous consensus protocols. The protocol achieves up to 38,700 transactions per second in terms of throughput. Moreover, ABFT demonstrates resilience in an asynchronous network affected by asymmetric network degradation.</text:p>
      <text:p text:style-name="P24"><text:soft-page-break/>The key focus of ABFT is to provide an efficient and high-performance consensus mechanism suitable for blockchain-based systems, especially when dealing with IoT nodes and varying network qualities. By integrating various optimizations and leveraging advancements from previous protocols, ABFT aims to contribute to the advancement of practical asynchronous Byzantine fault-tolerant consensus algorithms.</text:p>
      <text:list xml:id="list917778343843" text:continue-numbering="true" text:style-name="L1">
        <text:list-header>
          <text:p text:style-name="P21"/>
        </text:list-header>
      </text:list>
      <text:p text:style-name="P22"><text:tab/><text:span text:style-name="T10">(</text:span><text:span text:style-name="T13">Knudsen et al., 2021</text:span><text:span text:style-name="T10">)</text:span></text:p>
      <text:p text:style-name="P22"/>
      <text:list xml:id="list917371390363" text:continue-numbering="true" text:style-name="L1">
        <text:list-header>
          <text:p text:style-name="P17"/>
        </text:list-header>
        <text:list-item>
          <text:p text:style-name="P15">Significance: </text:p>
        </text:list-item>
      </text:list>
      <text:p text:style-name="P24">Your research on asynchronous consensus protocols could be important to the field for several reasons:</text:p>
      <text:list xml:id="list957504285" text:style-name="L3">
        <text:list-item>
          <text:p text:style-name="P29"><text:span text:style-name="Strong_20_Emphasis"><text:span text:style-name="T28">Advancing Practical Solutions:</text:span></text:span><text:span text:style-name="T28"> Asynchronous consensus protocols are crucial for real-world distributed systems where network conditions are unpredictable. By developing new and improved protocols, your research can contribute to making these systems more practical and reliable, addressing challenges that traditional synchronous protocols cannot handle effectively.</text:span></text:p>
        </text:list-item>
        <text:list-item>
          <text:p text:style-name="P29"><text:span text:style-name="Strong_20_Emphasis"><text:span text:style-name="T28">Performance Improvement:</text:span></text:span><text:span text:style-name="T28"> If your research introduces optimizations or enhancements to existing asynchronous consensus protocols, it could lead to significant performance improvements in terms of throughput, latency, and scalability. This would be valuable for a wide range of applications that rely on distributed systems, such as blockchain networks, IoT deployments, and cloud computing platforms.</text:span></text:p>
        </text:list-item>
        <text:list-item>
          <text:p text:style-name="P29"><text:span text:style-name="Strong_20_Emphasis"><text:span text:style-name="T28">Resilience and Robustness:</text:span></text:span><text:span text:style-name="T28"> New insights and protocols that enhance the resilience and robustness of asynchronous consensus mechanisms can make distributed systems more tolerant to network failures, malicious attacks, and other unexpected events. This can have a lasting impact on the stability and security of these systems.</text:span></text:p>
        </text:list-item>
        <text:list-item>
          <text:p text:style-name="P29"><text:span text:style-name="Strong_20_Emphasis"><text:span text:style-name="T28">Enabling New Applications:</text:span></text:span><text:span text:style-name="T28"> Your research could enable the development of applications and use cases that were previously impractical due to the limitations of existing asynchronous consensus protocols. For example, your work might unlock new possibilities in fields like edge computing, where nodes operate in diverse and challenging network environments.</text:span></text:p>
        </text:list-item>
        <text:list-item>
          <text:p text:style-name="P29"><text:span text:style-name="Strong_20_Emphasis"><text:span text:style-name="T28">Theoretical Advancements:</text:span></text:span><text:span text:style-name="T28"> If your research involves novel algorithmic or theoretical contributions, it can advance the understanding of asynchronous consensus in distributed systems. Your findings could inspire further research directions, leading to new discoveries and improvements in the field.</text:span></text:p>
        </text:list-item>
        <text:list-item>
          <text:p text:style-name="P29"><text:span text:style-name="Strong_20_Emphasis"><text:span text:style-name="T28">Industry Relevance:</text:span></text:span><text:span text:style-name="T28"> Asynchronous consensus protocols have direct applications in various industries, including finance, supply chain, healthcare, and more. Your research can provide industry practitioners with valuable insights and tools to design and implement more resilient and efficient distributed systems.</text:span></text:p>
        </text:list-item>
        <text:list-item>
          <text:p text:style-name="P29"><text:soft-page-break/><text:span text:style-name="Strong_20_Emphasis"><text:span text:style-name="T28">Bridging Theory and Practice:</text:span></text:span><text:span text:style-name="T28"> By conducting empirical evaluations and practical implementations of your proposed protocols, your research can bridge the gap between theoretical concepts and real-world applicability. This can make your findings more accessible and actionable for both researchers and practitioners.</text:span></text:p>
        </text:list-item>
        <text:list-item>
          <text:p text:style-name="P29"><text:span text:style-name="Strong_20_Emphasis"><text:span text:style-name="T28">Contributing to Open Source Projects:</text:span></text:span><text:span text:style-name="T28"> If your research results in practical implementations or enhancements to existing consensus protocols, you could contribute directly to open-source projects that are widely used in the distributed systems community. This would have a tangible impact on the adoption and evolution of these protocols.</text:span></text:p>
        </text:list-item>
      </text:list>
      <text:p text:style-name="P24">In summary, your research on asynchronous consensus protocols has the potential to address critical challenges, improve the efficiency and reliability of distributed systems, and open up new possibilities for applications in various domains. By advancing the state of the art in this field, you can make a meaningful contribution to both theoretical understanding and practical implementation.</text:p>
      <text:p text:style-name="P24"/>
      <text:p text:style-name="Text_20_body"/>
      <text:list xml:id="list917989038697" text:continue-list="list917371390363" text:style-name="L1">
        <text:list-item>
          <text:p text:style-name="P19">Methodology:</text:p>
          <text:p text:style-name="P19"><text:span text:style-name="T28"><text:s/>The methodology for the study involves evaluating and enhancing the asynchronous consensus protocol HoneyBadgerBFT using the RUST implementation available at the specified GitHub repository (</text:span><text:a xlink:type="simple" xlink:href="https://github.com/poanetwork/hbbft" office:target-frame-name="_new" xlink:show="replace" text:style-name="Internet_20_link" text:visited-style-name="Visited_20_Internet_20_Link">https://github.com/poanetwork/hbbft</text:a><text:span text:style-name="T28">). The following steps outline the methodology and justify its appropriateness:</text:span></text:p>
        </text:list-item>
      </text:list>
      <text:list xml:id="list2401462644" text:style-name="L4">
        <text:list-item>
          <text:p text:style-name="P30"><text:span text:style-name="Strong_20_Emphasis"><text:span text:style-name="T28">Understanding HoneyBadgerBFT:</text:span></text:span><text:span text:style-name="T28"> Begin by thoroughly understanding the HoneyBadgerBFT protocol's theoretical foundation and its implementation details in the provided RUST codebase. This includes grasping its underlying algorithm, message propagation, cryptographic mechanisms, and fault tolerance mechanisms.</text:span></text:p>
        </text:list-item>
        <text:list-item>
          <text:p text:style-name="P30"><text:span text:style-name="Strong_20_Emphasis"><text:span text:style-name="T28">Performance Analysis:</text:span></text:span><text:span text:style-name="T28"> Utilize the RUST implementation to conduct a performance analysis of the HoneyBadgerBFT protocol. Measure critical performance metrics such as throughput (transactions per second), latency, and resource utilization (CPU, memory). This analysis provides a baseline understanding of the protocol's behavior under varying network conditions.</text:span></text:p>
        </text:list-item>
        <text:list-item>
          <text:p text:style-name="P30"><text:span text:style-name="Strong_20_Emphasis"><text:span text:style-name="T28">Benchmarking:</text:span></text:span><text:span text:style-name="T28"> Design and execute benchmarking experiments on various network configurations (varying network delays, packet losses, etc.) to simulate real-world scenarios. Measure the protocol's responsiveness and effectiveness in achieving consensus across different conditions. This step helps identify performance bottlenecks and areas for improvement.</text:span></text:p>
        </text:list-item>
        <text:list-item>
          <text:p text:style-name="P30"><text:span text:style-name="Strong_20_Emphasis"><text:span text:style-name="T28">Optimization Strategies:</text:span></text:span><text:span text:style-name="T28"> Investigate potential optimization strategies for the HoneyBadgerBFT protocol. This may involve optimizing cryptographic operations, message propagation mechanisms, or parallelizing computation. Implement these optimizations in the RUST codebase and assess their impact on performance.</text:span></text:p>
        </text:list-item>
        <text:list-item>
          <text:p text:style-name="P30"><text:span text:style-name="Strong_20_Emphasis"><text:span text:style-name="T28">Comparative Analysis:</text:span></text:span><text:span text:style-name="T28"> Compare the performance of the optimized HoneyBadgerBFT protocol against its original version. Measure how the optimizations affect throughput, latency, and </text:span><text:soft-page-break/><text:span text:style-name="T28">resource consumption. This comparison validates the effectiveness of the proposed enhancements.</text:span></text:p>
        </text:list-item>
        <text:list-item>
          <text:p text:style-name="P30"><text:span text:style-name="Strong_20_Emphasis"><text:span text:style-name="T28">Fault Tolerance Testing:</text:span></text:span><text:span text:style-name="T28"> Simulate Byzantine faults (malicious nodes) in the network to evaluate the protocol's fault tolerance capabilities. Measure the protocol's ability to detect and mitigate Byzantine behavior while maintaining consensus.</text:span></text:p>
        </text:list-item>
        <text:list-item>
          <text:p text:style-name="P30"><text:span text:style-name="Strong_20_Emphasis"><text:span text:style-name="T28">Real-world Deployment Simulation:</text:span></text:span><text:span text:style-name="T28"> Simulate a real-world deployment scenario with a geographically distributed network using the RUST implementation. Evaluate the protocol's performance and resilience across different network topologies and geographic distances.</text:span></text:p>
        </text:list-item>
        <text:list-item>
          <text:p text:style-name="P30"><text:span text:style-name="Strong_20_Emphasis"><text:span text:style-name="T28">Documentation and Reporting:</text:span></text:span><text:span text:style-name="T28"> Document the entire study process, including the steps taken, optimizations implemented, and results obtained. Present the findings in a comprehensive report that includes graphs, charts, and statistical analyses. Provide insights into the impact of optimizations on protocol behavior and performance.</text:span></text:p>
        </text:list-item>
      </text:list>
      <text:p text:style-name="Text_20_body"><text:span text:style-name="Strong_20_Emphasis"><text:span text:style-name="T28">Justification of Methodology:</text:span></text:span></text:p>
      <text:p text:style-name="P24">The selected methodology is appropriate because:</text:p>
      <text:list xml:id="list3972733809" text:style-name="L5">
        <text:list-item>
          <text:p text:style-name="P31"><text:span text:style-name="Strong_20_Emphasis"><text:span text:style-name="T28">Empirical Analysis:</text:span></text:span><text:span text:style-name="T28"> The study involves practical experimentation using an existing RUST implementation. This approach allows for real-world assessment of protocol behavior and performance.</text:span></text:p>
        </text:list-item>
        <text:list-item>
          <text:p text:style-name="P31"><text:span text:style-name="Strong_20_Emphasis"><text:span text:style-name="T28">Realistic Simulations:</text:span></text:span><text:span text:style-name="T28"> Benchmarking, fault tolerance testing, and real-world deployment simulations provide a comprehensive view of the protocol's capabilities and limitations under various conditions.</text:span></text:p>
        </text:list-item>
        <text:list-item>
          <text:p text:style-name="P31"><text:span text:style-name="Strong_20_Emphasis"><text:span text:style-name="T28">Measurable Metrics:</text:span></text:span><text:span text:style-name="T28"> The study focuses on measurable metrics such as throughput, latency, and resource consumption, ensuring objective evaluation of protocol enhancements.</text:span></text:p>
        </text:list-item>
        <text:list-item>
          <text:p text:style-name="P31"><text:span text:style-name="Strong_20_Emphasis"><text:span text:style-name="T28">Comparative Evaluation:</text:span></text:span><text:span text:style-name="T28"> The methodology includes a comparative analysis between the original and optimized protocol versions. This allows for a clear assessment of the effectiveness of proposed optimizations.</text:span></text:p>
        </text:list-item>
        <text:list-item>
          <text:p text:style-name="P31"><text:span text:style-name="Strong_20_Emphasis"><text:span text:style-name="T28">Reproducibility:</text:span></text:span><text:span text:style-name="T28"> Utilizing an open-source implementation ensures that the study can be easily replicated and extended by other researchers.</text:span></text:p>
        </text:list-item>
        <text:list-item>
          <text:p text:style-name="P31"><text:span text:style-name="Strong_20_Emphasis"><text:span text:style-name="T28">Practical Applicability:</text:span></text:span><text:span text:style-name="T28"> The RUST implementation of HoneyBadgerBFT is relevant to real-world applications, making the study's outcomes directly applicable to distributed systems and blockchain contexts.</text:span></text:p>
        </text:list-item>
        <text:list-item>
          <text:p text:style-name="P31"><text:span text:style-name="Strong_20_Emphasis"><text:span text:style-name="T28">Comprehensive Reporting:</text:span></text:span><text:span text:style-name="T28"> The methodology emphasizes thorough documentation and reporting, ensuring that the study's findings are well-documented and can be communicated effectively.</text:span></text:p>
        </text:list-item>
      </text:list>
      <text:p text:style-name="P24">Overall, the methodology strikes a balance between theoretical understanding and practical implementation, making it suitable for evaluating and enhancing asynchronous consensus protocols in a realistic and impactful manner.</text:p>
      <text:list xml:id="list918021754030" text:continue-list="list917989038697" text:style-name="L1">
        <text:list-header>
          <text:p text:style-name="P15"><text:soft-page-break/></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6"/></text:p>
      <text:p text:style-name="P4"><text:span text:style-name="T6"/></text:p>
      <text:p text:style-name="P4"><text:span text:style-name="T6"/></text:p>
      <text:p text:style-name="P4"><text:span text:style-name="T6"/></text:p>
      <text:p text:style-name="P3"/>
      <text:h text:style-name="P1" text:outline-level="2"><text:span text:style-name="T14">References</text:span></text:h>
      <text:p text:style-name="P11"><text:span text:style-name="T16">Aiyar, K., Halgamuge, M., &amp; Mohammad, A. (2021). Probability Distribution Model to Analyze the Trade-off between Scalability and Security of Sharding-Based Blockchain Networks. </text:span><text:span text:style-name="T17">IEEE 18th Annual Consumer Communications &amp; Networking Conference</text:span><text:span text:style-name="T16">, pp. 1-6. </text:span><text:a xlink:type="simple" xlink:href="https://doi.org/10.1109/CCNC49032.2021.9369563" text:style-name="Internet_20_link" text:visited-style-name="Visited_20_Internet_20_Link"><text:span text:style-name="T16">https://doi.org/10.1109/CCNC49032.2021.9369563</text:span></text:a></text:p>
      <text:p text:style-name="P9"/>
      <text:p text:style-name="P11"><text:span text:style-name="T16">Baird, L., &amp; Luykx, A. (2020). The Hashgraph Protocol: Efficient Asynchronous BFT for High-Throughput Distributed Ledgers. </text:span><text:span text:style-name="T17">International Conference on Omni-layer Intelligent Systems</text:span><text:span text:style-name="T16">, pp. 1-7. </text:span><text:a xlink:type="simple" xlink:href="https://doi.org/10.1109/COINS49042.2020.9191430" text:style-name="Internet_20_link" text:visited-style-name="Visited_20_Internet_20_Link"><text:span text:style-name="T16">https://doi.org/10.1109/COINS49042.2020.9191430</text:span></text:a></text:p>
      <text:p text:style-name="P14"/>
      <text:p text:style-name="P11"><text:span text:style-name="T19">Beikverdi, A., &amp; Song, J. (2015). Trend of centralization in Bitcoin's distributed network. </text:span><text:span text:style-name="T20">Proceedings of the 2015</text:span><text:span text:style-name="T19"> </text:span><text:span text:style-name="T20">IEEE/ACIS 16th International Conference on Software Engineering, Artificial Intelligence, Networking and Parallel/Distributed Computing</text:span><text:span text:style-name="T19">, pp. 1-6. </text:span><text:a xlink:type="simple" xlink:href="https://doi.org/10.1109/SNPD.2015.7176229" text:style-name="Internet_20_link" text:visited-style-name="Visited_20_Internet_20_Link"><text:span text:style-name="T15">https://doi.org/10.1109/SNPD.2015.7176229</text:span></text:a></text:p>
      <text:p text:style-name="P12"/>
      <text:p text:style-name="P11"><text:span text:style-name="T19">Duan, S., Reiter, M., &amp; Zhang, H. (2018). BEAT: Asynchronous BFT Made Practical. </text:span><text:span text:style-name="T20">In ACM SIGSAC Conference on Computer and Communications Security, </text:span><text:span text:style-name="T19">pp. 2028–2041.</text:span><text:span text:style-name="T16"> </text:span><text:a xlink:type="simple" xlink:href="https://doi.org/10.1145/3243734.3243812" text:style-name="Internet_20_link" text:visited-style-name="Visited_20_Internet_20_Link"><text:span text:style-name="T15">https://doi.org/10.1145/3243734.3243812</text:span></text:a></text:p>
      <text:p text:style-name="P12"/>
      <text:p text:style-name="P11"><text:span text:style-name="T15">Fischer, M., Lynch, N., &amp; Paterson, M. (1985). Impossibility of Distributed Consensus with One <text:line-break/>Faulty Process. </text:span><text:span text:style-name="T18">Journal of the ACM</text:span><text:span text:style-name="T15">, pp. 374–382.</text:span></text:p>
      <text:p text:style-name="P10"/>
      <text:p text:style-name="P11"><text:span text:style-name="T15">Hood, K., Oglio, J., Nesterenko, M., &amp; Sharma, G. (2021). Partitionable Asynchronous Cryptocurrency Blockchain.</text:span><text:span text:style-name="T18"> IEEE International Conference on Blockchain and Cryptocurrency,</text:span><text:span text:style-name="T15"> pp. 1-9. https://doi.org/10.1109/ICBC51069.2021.9461080</text:span></text:p>
      <text:p text:style-name="P2"/>
      <text:p text:style-name="P11"><text:soft-page-break/><text:span text:style-name="T15">Jia, Y., Xu, C., Wu, Z., Feng, Z., Chen, Y., &amp; Yang, S. (2022) Measuring Decentralization in Emerging Public Blockchains. </text:span><text:span text:style-name="T18">International Wireless Communications and Mobile Computing</text:span><text:span text:style-name="T15">, pp. 137-141. </text:span><text:a xlink:type="simple" xlink:href="https://doi.org/10.1109/IWCMC55113.2022.9825341" text:style-name="Internet_20_link" text:visited-style-name="Visited_20_Internet_20_Link"><text:span text:style-name="T15">https://doi.org/10.1109/IWCMC55113.2022.9825341</text:span></text:a></text:p>
      <text:p text:style-name="P10"/>
      <text:p text:style-name="P11"><text:span text:style-name="T16">Kaushal, P., Bagga, A., &amp; Sobti, R. (2017). Evolution of Bitcoin and Security Risk in Bitcoin Wallets. </text:span><text:span text:style-name="T17">International Conference on Computer, Communications and Electronics</text:span><text:span text:style-name="T16">, pp. 172-177. </text:span><text:a xlink:type="simple" xlink:href="https://doi.org/10.1109/COMPTELIX.2017.8003959" text:style-name="Internet_20_link" text:visited-style-name="Visited_20_Internet_20_Link"><text:span text:style-name="T16">https://doi.org/10.1109/COMPTELIX.2017.8003959</text:span></text:a></text:p>
      <text:p text:style-name="P9"/>
      <text:p text:style-name="P11"><text:span text:style-name="T16">Knudsen, H., Li, J., Notland, J., Haro, P., &amp; Ræder, T. (2021). High-Performance Asynchronous Byzantine Fault Tolerance Consensus Protocol. </text:span><text:span text:style-name="T17">IEEE International Conference on Blockchain</text:span><text:span text:style-name="T16">, pp. 476-483. </text:span><text:a xlink:type="simple" xlink:href="https://doi.org/10.1109/Blockchain53845.2021.00073" text:style-name="Internet_20_link" text:visited-style-name="Visited_20_Internet_20_Link"><text:span text:style-name="T16">https://doi.org/10.1109/Blockchain53845.2021.00073</text:span></text:a></text:p>
      <text:p text:style-name="P9"/>
      <text:p text:style-name="P11"><text:span text:style-name="T16">Kuo, P., Chung, H., Chao, T., &amp; Cheng, C. (2020). Fair Byzantine Agreements for Blockchains. </text:span><text:span text:style-name="T17">IEEE Access</text:span><text:span text:style-name="T16">, pp. 70746-70761. </text:span><text:a xlink:type="simple" xlink:href="https://doi.org/10.1109/ACCESS.2020.2986824" text:style-name="Internet_20_link" text:visited-style-name="Visited_20_Internet_20_Link"><text:span text:style-name="T16">https://doi.org/10.1109/ACCESS.2020.2986824</text:span></text:a></text:p>
      <text:p text:style-name="P9"/>
      <text:p text:style-name="P11"><text:span text:style-name="T16">Kwon, Y., Liu, J., Kim, M., Song, D., &amp; Kim, Y. (2019). Impossibility of Full Decentralization in Permissionless Blockchains. </text:span><text:span text:style-name="T17">Proceedings of ACM Conference on Advances in Financial Technologies</text:span><text:span text:style-name="T16">, pp. 110–123. </text:span><text:a xlink:type="simple" xlink:href="https://doi.org/10.1145/3318041.3355463" text:style-name="Internet_20_link" text:visited-style-name="Visited_20_Internet_20_Link"><text:span text:style-name="T16">https://doi.org/10.1145/3318041.3355463</text:span></text:a></text:p>
      <text:p text:style-name="P9"/>
      <text:p text:style-name="P11"><text:span text:style-name="T21">Lamport, L., Shostak, R., &amp; Pease, M. (1982). The Byzantine Generals Problem. </text:span><text:span text:style-name="T22">ACM Transactions on Programming Languages and Systems</text:span><text:span text:style-name="T21">, pp. 382-401.</text:span></text:p>
      <text:p text:style-name="P13"/>
      <text:p text:style-name="P11"><text:span text:style-name="T16">Lin, Q., Li, C., Zhao, X., &amp; Chen, X. (2021). Measuring Decentralization in Bitcoin and Ethereum using Multiple Metrics and Granularities. </text:span><text:span text:style-name="T17">IEEE 37th International Conference on Data Engineering Workshops</text:span><text:span text:style-name="T16">, pp. 80-87. </text:span><text:a xlink:type="simple" xlink:href="https://doi.org/10.1109/ICDEW53142.2021.00022" text:style-name="Internet_20_link" text:visited-style-name="Visited_20_Internet_20_Link"><text:span text:style-name="T16">https://doi.org/10.1109/ICDEW53142.2021.00022</text:span></text:a><text:span text:style-name="T16"> </text:span></text:p>
      <text:p text:style-name="P9"/>
      <text:p text:style-name="P11"><text:span text:style-name="T16">Miller, A., Xia, Y., Croman, K., Shi, E., &amp; Song, D. (2016). The Honey Badger of BFT Protocols. </text:span><text:span text:style-name="T17">Proceedings of the 2016 ACM SIGSAC Conference on Computer and Communications Security</text:span><text:span text:style-name="T16">, pp. 31–42. </text:span><text:a xlink:type="simple" xlink:href="https://doi.org/10.1145/2976749.2978399" text:style-name="Internet_20_link" text:visited-style-name="Visited_20_Internet_20_Link"><text:span text:style-name="T16">https://doi.org/10.1145/2976749.2978399</text:span></text:a></text:p>
      <text:p text:style-name="P9"/>
      <text:p text:style-name="P11"><text:span text:style-name="T16">Wu, K., Peng, B., Xie, H., &amp; Huang, Z. (2019). An Information Entropy Method to Quantify the Degrees of Decentralization for Blockchain Systems. </text:span><text:span text:style-name="T17">International Conference on Electronics Information and Emergency Communication</text:span><text:span text:style-name="T16">, pp. 1–6. </text:span><text:a xlink:type="simple" xlink:href="https://doi.org/10.1109/ICEIEC.2019.8784631" text:style-name="Internet_20_link" text:visited-style-name="Visited_20_Internet_20_Link"><text:span text:style-name="T16">https://doi.org/10.1109/ICEIEC.2019.8784631</text:span></text:a></text:p>
      <text:p text:style-name="P8"><text:span text:style-name="T6"/></text:p>
      <text:p text:style-name="P8"><text:span text:style-name="T6"/></text:p>
      <text:p text:style-name="P8"><text:span text:style-name="T6"/></text:p>
      <text:p text:style-name="P6"><text:span text:style-name="T6">BEAT protocol (</text:span><text:span text:style-name="T8">Duan et al., 2018</text:span><text:span text:style-name="T6">).</text:span></text:p>
      <text:p text:style-name="P6"><text:span text:style-name="T6">“all our BEAT instances significantly outperform, in terms of both latency and throughput, HoneyBadgerBFT, the most efficient asynchronous BFT known.”</text:span></text:p>
      <text:p text:style-name="P6"><text:span text:style-name="T6"/></text:p>
      <text:p text:style-name="P6"><text:span text:style-name="T6">ABFT protocol (</text:span><text:span text:style-name="T8">Knudsen et al., 2021</text:span><text:span text:style-name="T6">).</text:span></text:p>
      <text:p text:style-name="P6"><text:soft-page-break/><text:span text:style-name="T6">“Honeybadger was the first practical, asynchronous Byzantine Fault Tolerance (BFT) consensus protocol, achieving high scalability and robustness without making any timing assumptions regarding the network.”</text:span></text:p>
      <text:p text:style-name="P6"><text:span text:style-name="T6">“show that ABFT provides considerably higher performance, significantly lower computational overhead, and greater scalability than its predecessors.”</text:span></text:p>
      <text:p text:style-name="P7"><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8-29T00:09:16.597756020</dc:date>
    <meta:editing-duration>PT1H21M22S</meta:editing-duration>
    <meta:editing-cycles>11</meta:editing-cycles>
    <meta:generator>LibreOffice/6.4.7.2$Linux_X86_64 LibreOffice_project/40$Build-2</meta:generator>
    <meta:document-statistic meta:table-count="0" meta:image-count="0" meta:object-count="0" meta:page-count="8" meta:paragraph-count="73" meta:word-count="2338" meta:character-count="18005" meta:non-whitespace-character-count="15766"/>
  </office:meta>
</office:document-meta>
</file>